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1-subtitle">
      <style:graphic-properties draw:fill-color="#ffffff" draw:auto-grow-height="true" fo:min-height="13.86cm"/>
    </style:style>
    <style:style style:name="pr2" style:family="presentation" style:parent-style-name="Android1-notes">
      <style:graphic-properties draw:fill-color="#ffffff" draw:auto-grow-height="true" fo:min-height="12.573cm"/>
    </style:style>
    <style:style style:name="pr3" style:family="presentation" style:parent-style-name="Android1-title">
      <style:graphic-properties draw:fill-color="#ffffff" draw:auto-grow-height="true" fo:min-height="3.507cm"/>
    </style:style>
    <style:style style:name="pr4" style:family="presentation" style:parent-style-name="Android1-outline1">
      <style:graphic-properties draw:fill-color="#ffffff" fo:min-height="13.86cm"/>
    </style:style>
    <style:style style:name="pr5" style:family="presentation" style:parent-style-name="Android1-outline1">
      <style:graphic-properties draw:fill-color="#ffffff" draw:auto-grow-height="true" fo:min-height="13.501cm"/>
    </style:style>
    <style:style style:name="pr6" style:family="presentation" style:parent-style-name="Android1-outline1">
      <style:graphic-properties draw:fill-color="#ffffff" draw:auto-grow-height="true" fo:min-height="13.86cm"/>
    </style:style>
    <style:style style:name="pr7" style:family="presentation" style:parent-style-name="Android1-outline1">
      <style:graphic-properties draw:fill-color="#ffffff" fo:min-height="14.136cm"/>
    </style:style>
    <style:style style:name="pr8" style:family="presentation" style:parent-style-name="Android1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style:use-window-font-color="true"/>
    </style:style>
    <style:style style:name="P5" style:family="paragraph">
      <style:paragraph-properties fo:margin-left="1.2cm" fo:margin-right="0cm" fo:text-indent="-0.9cm"/>
      <style:text-properties style:use-window-font-color="true" fo:font-family="Abscissa" style:font-pitch="variable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text-properties style:use-window-font-color="true"/>
    </style:style>
    <style:style style:name="P8" style:family="paragraph">
      <style:paragraph-properties fo:margin-left="1.2cm" fo:margin-right="0cm" fo:text-indent="-0.9cm"/>
      <style:text-properties style:use-window-font-color="true"/>
    </style:style>
    <style:style style:name="P9" style:family="paragraph">
      <style:paragraph-properties fo:margin-left="1.2cm" fo:margin-right="0cm" fo:text-indent="-0.9cm"/>
    </style:style>
    <style:style style:name="T1" style:family="text"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family="Consolas" style:font-pitch="fixed"/>
    </style:style>
    <style:style style:name="T4" style:family="text">
      <style:text-properties fo:font-family="Consolas" style:font-pitch="fixed"/>
    </style:style>
    <style:style style:name="T5" style:family="text">
      <style:text-properties style:use-window-font-color="true" fo:font-family="Consolas" style:font-family-generic="swiss" style:font-pitch="variable"/>
    </style:style>
    <style:style style:name="T6" style:family="text">
      <style:text-properties style:use-window-font-color="true" fo:font-family="Abscissa" style:font-pitch="variable"/>
    </style:style>
    <style:style style:name="T7" style:family="text">
      <style:text-properties style:use-window-font-color="true" fo:font-family="Consolas" style:font-pitch="fixed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1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13.86cm" svg:x="1.4cm" svg:y="4.914cm" presentation:class="subtitle">
          <draw:text-box>
            <text:p text:style-name="P1"><text:span text:style-name="T1">Using Multiple Activitie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1" presentation:presentation-page-layout-name="AL2T1" xml:id="id2" draw:id="id2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Why Multiple Activities?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Applications May Be Bigger Than a Screen</text:span></text:p>
                <text:list>
                  <text:list-item>
                    <text:p text:style-name="P4"><text:span text:style-name="T2">Tabs, ViewFlipper, etc. can help expand what a screen can do, but have limits</text:span></text:p>
                  </text:list-item>
                  <text:list-item>
                    <text:p text:style-name="P4"><text:span text:style-name="T2">Example: RSS Reader</text:span></text:p>
                    <text:list>
                      <text:list-item>
                        <text:p text:style-name="P4"><text:span text:style-name="T2">List of feeds</text:span></text:p>
                      </text:list-item>
                      <text:list-item>
                        <text:p text:style-name="P4"><text:span text:style-name="T2">List of latest items</text:span></text:p>
                      </text:list-item>
                      <text:list-item>
                        <text:p text:style-name="P4"><text:span text:style-name="T2">View details of an item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1" presentation:presentation-page-layout-name="AL2T1" xml:id="id3" draw:id="id3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Why Multiple Activities?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<text:span text:style-name="T2">May Want Multiple Entry Points</text:span></text:p>
                <text:list>
                  <text:list-item>
                    <text:p text:style-name="P4"><text:span text:style-name="T2">Right now, focused on starting your activity from the launcher</text:span></text:p>
                  </text:list-item>
                  <text:list-item>
                    <text:p text:style-name="P4"><text:span text:style-name="T2">May want pieces of your application available to other applications</text:span></text:p>
                    <text:list>
                      <text:list-item>
                        <text:p text:style-name="P4"><text:span text:style-name="T2">Example: PDF viewer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1" presentation:presentation-page-layout-name="AL3T6" xml:id="id4" draw:id="id4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Creating Multiple Activities</text:p>
          </draw:text-box>
        </draw:frame>
        <draw:frame presentation:style-name="pr5" draw:text-style-name="P8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First, Create the Activity Classes</text:span></text:p>
                <text:list>
                  <text:list-item>
                    <text:p text:style-name="P4"><text:span text:style-name="T2">Extend Activity, ListActivity, TabActivity, MapActivity, etc.</text:span></text:p>
                  </text:list-item>
                  <text:list-item>
                    <text:p text:style-name="P4"><text:span text:style-name="T2">Each (usually) gets its own layout XML file</text:span></text:p>
                    <text:list>
                      <text:list-item>
                        <text:p text:style-name="P4"><text:span text:style-name="T2">May want a naming convention to help you remember layouts for the activitie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1" presentation:presentation-page-layout-name="AL3T6" xml:id="id5" draw:id="id5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Creating Multiple Activities</text:p>
          </draw:text-box>
        </draw:frame>
        <draw:frame presentation:style-name="pr5" draw:text-style-name="P8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Next, Register in Manifest</text:span></text:p>
                <text:list>
                  <text:list-item>
                    <text:p text:style-name="P4"><text:span text:style-name="T3">AndroidManifest.xml</text:span></text:p>
                  </text:list-item>
                  <text:list-item>
                    <text:p text:style-name="P4"><text:span text:style-name="T2">Your first activity usually added automatically</text:span></text:p>
                  </text:list-item>
                  <text:list-item>
                    <text:p text:style-name="P4"><text:span text:style-name="T2">Rest you add by hand</text:span></text:p>
                    <text:list>
                      <text:list-item>
                        <text:p text:style-name="P4"><text:span text:style-name="T2">For local activities, no need for </text:span><text:span text:style-name="T3">&lt;intent-filter&gt;</text:span><text:span text:style-name="T2"> child element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1" presentation:presentation-page-layout-name="AL3T6" xml:id="id6" draw:id="id6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Stating Your Intent</text:p>
          </draw:text-box>
        </draw:frame>
        <draw:frame presentation:style-name="pr5" draw:text-style-name="P8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Intent = Encapsulation of an Event</text:span></text:p>
              </text:list-item>
              <text:list-item>
                <text:p text:style-name="P4"><text:span text:style-name="T2">Use Intents to launch activities</text:span></text:p>
                <text:list>
                  <text:list-item>
                    <text:p text:style-name="P4"><text:span text:style-name="T2">Launcher creates an Intent that launches your main activity, based on specifications in your manifest</text:span></text:p>
                  </text:list-item>
                  <text:list-item>
                    <text:p text:style-name="P4"><text:span text:style-name="T2">You can create Intents to launch your activity, or activities in other applications</text:span></text:p>
                    <text:list>
                      <text:list-item>
                        <text:p text:style-name="P4"><text:span text:style-name="T2">Security permitting, of course!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1" presentation:presentation-page-layout-name="AL3T6" xml:id="id7" draw:id="id7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Starting Your Activity</text:p>
          </draw:text-box>
        </draw:frame>
        <draw:frame presentation:style-name="pr5" draw:text-style-name="P8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First, Craft an Intent</text:span></text:p>
                <text:list>
                  <text:list-item>
                    <text:p text:style-name="P4"><text:span text:style-name="T2">For your own activities, easiest to use your class name</text:span></text:p>
                  </text:list-item>
                  <text:list-item>
                    <text:p text:style-name="P4"><text:span text:style-name="T3">new Intent(activity, class);</text:span></text:p>
                    <text:list>
                      <text:list-item>
                        <text:p text:style-name="P4"><text:span text:style-name="T3">activity</text:span><text:span text:style-name="T2"> = the current Activity instance (e.g., this)</text:span></text:p>
                      </text:list-item>
                      <text:list-item>
                        <text:p text:style-name="P4"><text:span text:style-name="T3">class</text:span><text:span text:style-name="T2"> = implementation of Activity to launch</text:span></text:p>
                        <text:list>
                          <text:list-item>
                            <text:p text:style-name="P4"><text:span text:style-name="T2">E.g., </text:span><text:span text:style-name="T3">MyOtherActivity.clas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1" presentation:presentation-page-layout-name="AL3T6" xml:id="id8" draw:id="id8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Starting Your Activity</text:p>
          </draw:text-box>
        </draw:frame>
        <draw:frame presentation:style-name="pr5" draw:text-style-name="P9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1">Next, Start the Activity</text:p>
                <text:list>
                  <text:list-item>
                    <text:p text:style-name="P1"><text:span text:style-name="T4">startActivity(intent);</text:span></text:p>
                  </text:list-item>
                  <text:list-item>
                    <text:p text:style-name="P1">Effects</text:p>
                    <text:list>
                      <text:list-item>
                        <text:p text:style-name="P1">Your activity is stopped</text:p>
                      </text:list-item>
                      <text:list-item>
                        <text:p text:style-name="P1">The activity indicated by the Intent is created and started</text:p>
                      </text:list-item>
                      <text:list-item>
                        <text:p text:style-name="P1">On a back-button from the created activity, your<text:line-break/>current activity will be restarted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1" presentation:presentation-page-layout-name="AL3T6" xml:id="id9" draw:id="id9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Starting Your Activity</text:p>
          </draw:text-box>
        </draw:frame>
        <draw:frame presentation:style-name="pr5" draw:text-style-name="P8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Alternative: </text:span><text:span text:style-name="T3">startActivityForResult()</text:span></text:p>
                <text:list>
                  <text:list-item>
                    <text:p text:style-name="P4"><text:span text:style-name="T2">Takes an Intent and a locally-unique </text:span><text:span text:style-name="T3">int</text:span></text:p>
                  </text:list-item>
                  <text:list-item>
                    <text:p text:style-name="P4"><text:span text:style-name="T2">Spawned activity can call </text:span><text:span text:style-name="T3">setResult()</text:span><text:span text:style-name="T2"> &amp; </text:span><text:span text:style-name="T5">finish()</text:span></text:p>
                  </text:list-item>
                  <text:list-item>
                    <text:p text:style-name="P4"><text:span text:style-name="T2">Android will call </text:span><text:span text:style-name="T3">onActivityResult()</text:span><text:span text:style-name="T2"> in the spawning activity to provide the result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droid1" presentation:presentation-page-layout-name="AL2T1" xml:id="id10" draw:id="id10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Restating Your Intent</text:p>
          </draw:text-box>
        </draw:frame>
        <draw:frame presentation:style-name="pr6" draw:text-style-name="P8" draw:layer="layout" svg:width="25.199cm" svg:height="14.07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The Uri-And-Action Pattern</text:span></text:p>
                <text:list>
                  <text:list-item>
                    <text:p text:style-name="P4"><text:span text:style-name="T2">Common way to launch activities other than your own</text:span></text:p>
                  </text:list-item>
                  <text:list-item>
                    <text:p text:style-name="P4"><text:span text:style-name="T2">Provide the Intent with an action</text:span></text:p>
                    <text:list>
                      <text:list-item>
                        <text:p text:style-name="P4"><text:span text:style-name="T2">E.g., </text:span><text:span text:style-name="T3">ACTION_VIEW</text:span></text:p>
                      </text:list-item>
                    </text:list>
                  </text:list-item>
                  <text:list-item>
                    <text:p text:style-name="P4"><text:span text:style-name="T2">Provide the Intent with a Uri representing something to take the action upon</text:span></text:p>
                    <text:list>
                      <text:list-item>
                        <text:p text:style-name="P4"><text:span text:style-name="T2">E.g., Web page, telephone number, email</text:span><text:span text:style-name="T2"><text:line-break/></text:span><text:span text:style-name="T2">addres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1" presentation:presentation-page-layout-name="AL2T1" xml:id="id11" draw:id="id1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Available Intents</text:p>
          </draw:text-box>
        </draw:frame>
        <draw:frame presentation:style-name="pr7" draw:text-style-name="P5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4"><text:span text:style-name="T6">Sources of Intents</text:span></text:p>
                <text:list>
                  <text:list-item>
                    <text:p text:style-name="P4"><text:span text:style-name="T2">Android documentation: “List of Intents”, Intent class</text:span></text:p>
                  </text:list-item>
                  <text:list-item>
                    <text:p text:style-name="P4"><text:span text:style-name="T2">OpenIntents' Intent Registry</text:span></text:p>
                    <text:list>
                      <text:list-item>
                        <text:p text:style-name="P4"><text:span text:style-name="T7">http://www.openintents.org/en/intentstable</text:span></text:p>
                      </text:list-item>
                    </text:list>
                  </text:list-item>
                  <text:list-item>
                    <text:p text:style-name="P4"><text:span text:style-name="T2">Browse the Android source code</text:span></text:p>
                    <text:list>
                      <text:list-item>
                        <text:p text:style-name="P4"><text:span text:style-name="T2">WARNING: undocumented Intents may be</text:span><text:span text:style-name="T2"><text:line-break/></text:span><text:span text:style-name="T2">changed!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droid1" presentation:presentation-page-layout-name="AL2T1" xml:id="id12" draw:id="id12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Launching a Browser</text:p>
          </draw:text-box>
        </draw:frame>
        <draw:frame presentation:style-name="pr7" draw:text-style-name="P5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7"><text:span text:style-name="T2">Create an Intent on the URL</text:span></text:p>
                <text:list>
                  <text:list-item>
                    <text:p text:style-name="P4"><text:span text:style-name="T3">Uri.parse()</text:span><text:span text:style-name="T2"> to convert String URL into a Uri</text:span></text:p>
                  </text:list-item>
                  <text:list-item>
                    <text:p text:style-name="P4"><text:span text:style-name="T3">ACTION_VIEW</text:span><text:span text:style-name="T2"> to display the page</text:span></text:p>
                  </text:list-item>
                </text:list>
              </text:list-item>
              <text:list-item>
                <text:p text:style-name="P4"><text:span text:style-name="T2">Call </text:span><text:span text:style-name="T3">startActivity()</text:span><text:span text:style-name="T2"> with that Intent</text:span></text:p>
                <text:list>
                  <text:list-item>
                    <text:p text:style-name="P4"><text:span text:style-name="T2">Browser activity launches, yours is stopped</text:span></text:p>
                  </text:list-item>
                  <text:list-item>
                    <text:p text:style-name="P4"><text:span text:style-name="T2">If user back-arrows out, your activity</text:span><text:span text:style-name="T2"><text:line-break/></text:span><text:span text:style-name="T2">regains contro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ndroid1" presentation:presentation-page-layout-name="AL2T1" xml:id="id13" draw:id="id13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Launching a Map</text:p>
          </draw:text-box>
        </draw:frame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7"><text:span text:style-name="T2">Create an Intent on the location</text:span></text:p>
                <text:list>
                  <text:list-item>
                    <text:p text:style-name="P4"><text:span text:style-name="T3">“</text:span><text:span text:style-name="T3">geo:AAA,BBB”</text:span><text:span text:style-name="T2"> as the URL (AAA = latitude, BBB = longitude)</text:span></text:p>
                  </text:list-item>
                  <text:list-item>
                    <text:p text:style-name="P4"><text:span text:style-name="T3">Uri.parse()</text:span><text:span text:style-name="T2"> to convert String URL into a Uri</text:span></text:p>
                  </text:list-item>
                  <text:list-item>
                    <text:p text:style-name="P4"><text:span text:style-name="T3">ACTION_VIEW</text:span><text:span text:style-name="T2"> to display the map</text:span></text:p>
                  </text:list-item>
                </text:list>
              </text:list-item>
              <text:list-item>
                <text:p text:style-name="P4"><text:span text:style-name="T2">Call </text:span><text:span text:style-name="T3">startActivity()</text:span><text:span text:style-name="T2"> with Intent</text:span></text:p>
                <text:list>
                  <text:list-item>
                    <text:p text:style-name="P4"><text:span text:style-name="T2">Map activity launches on the location, yours is stopped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1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1-notes" style:family="presentation">
      <style:graphic-properties draw:stroke="none" draw:fill="none">
        <text:list-style style:name="Android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ndroid1-outline1" style:family="presentation">
      <style:graphic-properties draw:stroke="none" draw:fill="none">
        <text:list-style style:name="Andro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1-outline2" style:family="presentation" style:parent-style-name="Android1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1-outline3" style:family="presentation" style:parent-style-name="Android1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1-outline4" style:family="presentation" style:parent-style-name="Android1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1-outline5" style:family="presentation" style:parent-style-name="Android1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6" style:family="presentation" style:parent-style-name="Android1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7" style:family="presentation" style:parent-style-name="Android1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8" style:family="presentation" style:parent-style-name="Android1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9" style:family="presentation" style:parent-style-name="Android1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subtitle" style:family="presentation">
      <style:graphic-properties draw:stroke="none" draw:fill="none" draw:textarea-vertical-align="middle">
        <text:list-style style:name="Andro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1-title" style:family="presentation">
      <style:graphic-properties draw:stroke="none" draw:fill="none" draw:textarea-vertical-align="middle">
        <text:list-style style:name="Andro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1-title">
      <style:graphic-properties draw:fill-color="#ffffff" draw:auto-grow-height="false" fo:min-height="3.507cm"/>
    </style:style>
    <style:style style:name="Mpr7" style:family="presentation" style:parent-style-name="Android1-outline1">
      <style:graphic-properties draw:fill-color="#ffffff" draw:auto-grow-height="false" fo:min-height="13.86cm"/>
    </style:style>
    <style:style style:name="Mpr8" style:family="presentation" style:parent-style-name="Android1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frame draw:style-name="Mgr1" draw:text-style-name="MP2" draw:layer="backgroundobjects" svg:width="15.24cm" svg:height="1.296cm" svg:x="1.168cm" svg:y="25.651cm">
        <draw:text-box>
          <text:p text:style-name="MP1"><text:span text:style-name="MT1">Copyright © 2011 CommonsWare, LLC</text:span></text:p>
        </draw:text-box>
      </draw:frame>
      <draw:page-thumbnail draw:layer="backgroundobjects" svg:width="14.017cm" svg:height="10.513cm" svg:x="3.875cm" svg:y="2.288cm"/>
      <draw:page-thumbnail draw:layer="backgroundobjects" svg:width="14.017cm" svg:height="10.513cm" svg:x="3.875cm" svg:y="15.138cm"/>
    </style:handout-master>
    <style:master-page style:name="chalkboard" style:page-layout-name="PM1" draw:style-name="Mdp1">
      <office:forms form:automatic-focus="false" form:apply-design-mode="false"/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1" style:page-layout-name="PM1" draw:style-name="Mdp2">
      <office:forms form:automatic-focus="false" form:apply-design-mode="false"/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3">Copyright © 2011 CommonsWare, LLC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1-title" draw:layer="backgroundobjects" svg:width="13.968cm" svg:height="10.476cm" svg:x="3.81cm" svg:y="2.123cm" presentation:class="page"/>
        <draw:frame presentation:style-name="Android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meta:initial-creator>Mark Murphy</meta:initial-creator>
    <meta:creation-date>2008-12-22T14:20:41</meta:creation-date>
    <dc:date>2011-08-18T18:10:30</dc:date>
    <meta:printed-by>Mark Murphy</meta:printed-by>
    <meta:print-date>2011-08-18T18:10:29</meta:print-date>
    <dc:language>en-US</dc:language>
    <meta:editing-cycles>153</meta:editing-cycles>
    <meta:editing-duration>P1DT2H7M28S</meta:editing-duration>
    <dc:creator>Mark Murphy</dc:creator>
    <meta:document-statistic meta:object-count="79"/>
    <meta:user-defined meta:name="Info 1"/>
    <meta:user-defined meta:name="Info 2"/>
    <meta:user-defined meta:name="Info 3"/>
    <meta:user-defined meta:name="Info 4"/>
  </office:meta>
</office:document-meta>
</file>